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1E56E67BF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outline1">
      <style:graphic-properties draw:fill-color="#ffffff" fo:min-height="11.0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905cm" fo:margin-right="0cm" fo:text-indent="-0.635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18pt" fo:font-weight="bold"/>
    </style:style>
    <style:style style:name="T7" style:family="text">
      <style:text-properties fo:font-size="20pt"/>
    </style:style>
    <style:style style:name="T8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&lt;Name Projekt&gt;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 Microsoft )</text:span></text:p>
              </text:list-item>
            </text:list>
            <text:list text:style-name="L4">
              <text:list-item>
                <text:p text:style-name="P10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0"><text:span text:style-name="T4">Ein Grundpfeiler der .NET 3.0 API (Windows Vista)</text:span></text:p>
              </text:list-item>
            </text:list>
            <text:list text:style-name="L4">
              <text:list-item>
                <text:p text:style-name="P10"><text:span text:style-name="T4">„</text:span><text:span text:style-name="T4">Silverlight “ (ex 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0"><text:span text:style-name="T4">Weiterentwicklung liegt bei Microsoft</text:span></text:p>
              </text:list-item>
            </text:list>
            <text:list text:style-name="L4">
              <text:list-item>
                <text:p text:style-name="P10"><text:span text:style-name="T4">fördert WVG -&gt; schwächt W3C empfohlenen Standard SVG</text:span></text:p>
              </text:list-item>
            </text:list>
            <text:list text:style-name="L4">
              <text:list-item>
                <text:p text:style-name="P10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8" draw:text-style-name="P9" draw:layer="layout" svg:width="25.199cm" svg:height="11.019cm" svg:x="1.301cm" svg:y="5cm" presentation:class="outline" presentation:user-transformed="true">
          <draw:text-box>
            <text:list text:style-name="L2">
              <text:list-item>
                <text:p text:style-name="P9"><text:span text:style-name="T1">XUL ( Mozilla )</text:span></text:p>
              </text:list-item>
            </text:list>
            <text:list text:style-name="L5">
              <text:list-item>
                <text:p text:style-name="P10"><text:span text:style-name="T4">Firefox, Thunderbird, Sunbird ...</text:span></text:p>
              </text:list-item>
            </text:list>
            <text:list text:style-name="L5">
              <text:list-item>
                <text:p text:style-name="P10"><text:span text:style-name="T4">opensource</text:span></text:p>
              </text:list-item>
            </text:list>
            <text:list text:style-name="L5">
              <text:list-item>
                <text:p text:style-name="P10"><text:span text:style-name="T4">Werkzeuge: &lt;kommt noch&gt;</text:span></text:p>
              </text:list-item>
            </text:list>
            <text:list text:style-name="L5">
              <text:list-item>
                <text:p text:style-name="P10"><text:span text:style-name="T4">Tutorial: http://www.xulplanet.com/</text:span></text:p>
              </text:list-item>
            </text:list>
            <text:list text:style-name="L5">
              <text:list-item>
                <text:p text:style-name="P10"><text:span text:style-name="T4">url: http://www.mozilla.org/projects/xul/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 W3C )</text:span></text:p>
              </text:list-item>
            </text:list>
            <text:list text:style-name="L5">
              <text:list-item>
                <text:p text:style-name="P10"><text:span text:style-name="T7">beschränkt auf das Web</text:span></text:p>
              </text:list-item>
            </text:list>
            <text:list text:style-name="L5">
              <text:list-item>
                <text:p text:style-name="P10"><text:span text:style-name="T7">bis Heute wenig unterstützung</text:span></text:p>
              </text:list-item>
            </text:list>
            <text:list text:style-name="L5">
              <text:list-item>
                <text:p text:style-name="P10"><text:span text:style-name="T7">Werkzeuge: Mozilla Gecko (Rendering Engine)</text:span></text:p>
              </text:list-item>
            </text:list>
            <text:list text:style-name="L5">
              <text:list-item>
                <text:p text:style-name="P10"><text:span text:style-name="T7">opensource</text:span></text:p>
              </text:list-item>
            </text:list>
            <text:list text:style-name="L5">
              <text:list-item>
                <text:p text:style-name="P10"><text:span text:style-name="T7">url: http://www.w3.org/MarkUp/Forms/</text:span></text:p>
              </text:list-item>
            </text:list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5">
              <text:list-item>
                <text:p text:style-name="P10"><text:span text:style-name="T8">XML basierendes Swing GUI Framework incl. Visual Editor</text:span></text:p>
              </text:list-item>
            </text:list>
            <text:list text:style-name="L5">
              <text:list-item>
                <text:p text:style-name="P10"><text:span text:style-name="T8">opensource</text:span></text:p>
              </text:list-item>
            </text:list>
            <text:list text:style-name="L5">
              <text:list-item>
                <text:p text:style-name="P10"><text:span text:style-name="T8">http://xmlgui.tigris.org/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unktionwei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aller definierten Container und Controls aus XML</text:p>
              </text:list-item>
            </text:list>
            <text:list text:style-name="L2">
              <text:list-item>
                <text:p text:style-name="P5">Manipulation aller definierten A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Verfügbarkeit für C# .Net, Java,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6T13:36:41</dc:date>
    <dc:language>de-DE</dc:language>
    <meta:editing-cycles>7</meta:editing-cycles>
    <meta:editing-duration>PT3H57M30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